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text-properties officeooo:paragraph-rsid="00170801"/>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officeooo:paragraph-rsid="00170801"/>
    </style:style>
    <style:style style:name="P7" style:family="paragraph" style:parent-style-name="Text_20_body">
      <style:paragraph-properties fo:margin-top="0in" fo:margin-bottom="0in" loext:contextual-spacing="false"/>
      <style:text-properties officeooo:paragraph-rsid="00170801"/>
    </style:style>
    <style:style style:name="P8" style:family="paragraph" style:parent-style-name="Text_20_body" style:list-style-name="L3">
      <style:paragraph-properties fo:margin-top="0.0598in" fo:margin-bottom="0in" loext:contextual-spacing="false"/>
    </style:style>
    <style:style style:name="P9" style:family="paragraph" style:parent-style-name="First_20_paragraph">
      <style:text-properties officeooo:paragraph-rsid="00170801"/>
    </style:style>
    <style:style style:name="T1" style:family="text">
      <style:text-properties fo:font-style="italic" style:font-style-asian="italic" style:font-style-complex="italic"/>
    </style:style>
    <style:style style:name="T2" style:family="text">
      <style:text-properties fo:font-style="italic" officeooo:rsid="00170801" style:font-style-asian="italic" style:font-style-complex="italic"/>
    </style:style>
    <style:style style:name="T3" style:family="text">
      <style:text-properties officeooo:rsid="0017080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rmalized" Database Structures in MongoDB</text:h>
      <text:h text:style-name="Heading_20_2" text:outline-level="2">Questions and More Questions</text:h>
      <text:p text:style-name="First_20_paragraph">A question that often arises is: "is it possible to create a <text:span text:style-name="T1">normalized</text:span> database structure in MongoDB?"<text:span text:style-name="T3"> </text:span>The short answer is <text:span text:style-name="T1">yes</text:span>.<text:span text:style-name="T3"> </text:span>But the next question that follows is: "but I heard that MongoDB doesn't support SQL JOINs!"<text:span text:style-name="T3"> </text:span>At this my ears perk up, and inwardly I smile, a sharp mental "Ah hah!" ringing inside my head.<text:span text:style-name="T3"> </text:span>Am I nuts (don't answer that! rhetorical question!)?<text:line-break/>Well ... some might argue otherwise ... but, like a smart person, hopefully in full stable grasp of my mental <text:span text:style-name="T3">faculties</text:span>, I must now defend my answer.</text:p>
      <text:h text:style-name="Heading_20_2" text:outline-level="2">Myths and Legends</text:h>
      <text:p text:style-name="First_20_paragraph">First ... we must take you back in time. To a galaxy long ago and far far away ... oops! Wrong script.<text:span text:style-name="T3"> </text:span>OK, getting serious now, back in the Early Days of MongoDB, all the way up until version 3.2,<text:span text:style-name="T3"> </text:span>the answer to my question would have involved a lot of mumbling, looking down at the feet, waving of hands, and other obfuscations.<text:span text:style-name="T3"> </text:span>I would then have had to begrudgingly say, "well ... you <text:span text:style-name="T1">can</text:span> do a JOIN ... but ..." And there you'd have me.<text:span text:style-name="T3"> </text:span>And thus was born the myth: <text:span text:style-name="T1">MongoDB cannot do SQL JOINs</text:span>.</text:p>
      <text:p text:style-name="Text_20_body"/>
      <text:p text:style-name="Text_20_body">As of version 3.2, however, a brilliant new <text:span text:style-name="T1">aggregation pipeline stage operator</text:span> called <text:span text:style-name="T1">$lookup</text:span> was introduced.<text:span text:style-name="T3"> </text:span>To put it mildly, this operator is a game changer.<text:span text:style-name="T3"> </text:span>Now, supplying a number of simple and easily understood parameters, MongoDB DevOps can "have their cake and eat it too".<text:span text:style-name="T3"> </text:span>This one operator completely shatters the myth, and the MongoDB camp and now proudly lift their heads and give a resounding <text:span text:style-name="T1">YES</text:span> answer when asked about doing the equivalent of an SQL JOIN.</text:p>
      <text:h text:style-name="Heading_20_2" text:outline-level="2">Practicality</text:h>
      <text:p text:style-name="First_20_paragraph">Now ... before you get too excited, let's circle back practical matters.<text:span text:style-name="T3"> </text:span>The entire reason for SQL JOINs to exist in the first place has to do with two driving factors:</text:p>
      <text:list xml:id="list922660791" text:style-name="L1">
        <text:list-item>
          <text:p text:style-name="P3">Disk space, at the time legacy RDBMS technology evolved, was at a premium</text:p>
        </text:list-item>
        <text:list-item>
          <text:p text:style-name="P4">When IBM introduced their <text:a xlink:type="simple" xlink:href="https://www.pcworld.com/article/127105/article.html" text:style-name="Internet_20_link" text:visited-style-name="Visited_20_Internet_20_Link"><text:span text:style-name="Definition">first 1 GB hard drive</text:span></text:a> in 1980, it cost a mere $40,000 dollars US, was the proverbial "size of a refrigerator", and weighed 550 pounds. Mind you, according to <text:a xlink:type="simple" xlink:href="https://www.dollartimes.com/inflation/inflation.php?amount=40000&amp;year=1980" text:style-name="Internet_20_link" text:visited-style-name="Visited_20_Internet_20_Link"><text:span text:style-name="Definition">DollarTimes</text:span></text:a>, the value of $40,000 USD in 1980 would be $131,021.12 USD in the year 2019.</text:p>
        </text:list-item>
      </text:list>
      <text:p text:style-name="P7"/>
      <text:p text:style-name="P7">Accordingly, the first database vendor who could get to market with a database engine providing what we now know of as <text:span text:style-name="T1">normalization</text:span> was the winner.<text:line-break/>However ... as we are all aware, the cost of storage has dropped dramatically, and RDMBS technology is now going on 50 years old, an Epoch in computer terms.</text:p>
      <text:h text:style-name="Heading_20_2" text:outline-level="2"><text:soft-page-break/>By Design</text:h>
      <text:p text:style-name="P9">Rather than trying to do an SQL JOIN using MongoDB, you need to ask yourself a serious question: <text:span text:style-name="T1">why do it?</text:span><text:span text:style-name="T2"> </text:span>If you have a well-thought-out document design, you avoid the need to even do an SQL JOIN.<text:span text:style-name="T3"> </text:span>Here is a very simple example to illustrate my point.<text:span text:style-name="T3"> </text:span>You know all the piddly little HTML SELECT dropdowns you need to implement when presenting forms for users to fill out?<text:span text:style-name="T3"> </text:span>In the traditional RDBMS world you would need to create a separate table for each of this sort of item.</text:p>
      <text:p text:style-name="P9"><text:line-break/>Let's say you're working on website where users can create their own account.<text:span text:style-name="T3"> </text:span>Most users will have multiple ways they can be contacted: multiple phone numbers, multiple email addresses, multiple social media IDs, and so on.<text:span text:style-name="T3"> </text:span>In a traditional RDMBS environment you'd need to create a table for each of these items, with a foreign key pointing back to your <text:span text:style-name="Source_5f_Text">users</text:span> table.<text:span text:style-name="T3"> </text:span>Then, when retrieving information, you would need to craft an SQL JOIN which might look something like this:</text:p>
      <text:p text:style-name="Preformatted_20_Text">SELECT * FROM users AS u</text:p>
      <text:p text:style-name="Preformatted_20_Text">JOIN phones AS p ON p.userId = u.id</text:p>
      <text:p text:style-name="Preformatted_20_Text">JOIN emails AS e ON e.userId = u.id</text:p>
      <text:p text:style-name="Preformatted_20_Text">JOIN socials AS s ON s.userId = u.id</text:p>
      <text:p text:style-name="First_20_paragraph"/>
      <text:p text:style-name="First_20_paragraph">All this just to get information on one user!<text:span text:style-name="T3"> </text:span>In the MongoDB world you don't need to do this. Instead, you would design your <text:span text:style-name="Source_5f_Text">users</text:span> collection document structure something like this:</text:p>
      <text:p text:style-name="Preformatted_20_Text">user = {</text:p>
      <text:p text:style-name="Preformatted_20_Text"><text:s text:c="4"/>"userId" <text:s/>: &lt;string&gt;,</text:p>
      <text:p text:style-name="Preformatted_20_Text"><text:s text:c="4"/>"phones" <text:s/>: [&lt;string&gt;,&lt;string&gt;,etc.],</text:p>
      <text:p text:style-name="Preformatted_20_Text"><text:s text:c="4"/>"emails" <text:s/>: [&lt;string&gt;,&lt;string&gt;,etc.],</text:p>
      <text:p text:style-name="Preformatted_20_Text"><text:s text:c="4"/>"socials" : [&lt;string&gt;,&lt;string&gt;,etc.]</text:p>
      <text:p text:style-name="Preformatted_20_Text">}</text:p>
      <text:h text:style-name="Heading_20_2" text:outline-level="2">But What If ...</text:h>
      <text:p text:style-name="First_20_paragraph"><text:span text:style-name="T1">OK wise guy</text:span>, you're thinking at this point, <text:span text:style-name="T1">but what if ...</text:span> <text:s/>the amount of information doesn't neatly fit into an embedded array?<text:span text:style-name="T3"> </text:span>So let's look at a potential <text:span text:style-name="T1">what if</text:span> example: four collections, all related:</text:p>
      <text:list xml:id="list1247128631" text:style-name="L2">
        <text:list-item>
          <text:p text:style-name="P5"><text:span text:style-name="T1">users</text:span>: people on the website who sign up for events</text:p>
        </text:list-item>
        <text:list-item>
          <text:p text:style-name="P5"><text:span text:style-name="T1">hotels</text:span>: venues where events are held</text:p>
        </text:list-item>
        <text:list-item>
          <text:p text:style-name="P5"><text:span text:style-name="T1">events</text:span>: title, date, and a link to a hotel</text:p>
        </text:list-item>
        <text:list-item>
          <text:p text:style-name="P6"><text:span text:style-name="T1">signups</text:span> : links to <text:span text:style-name="Source_5f_Text">users</text:span> and <text:span text:style-name="Source_5f_Text">events</text:span></text:p>
        </text:list-item>
      </text:list>
      <text:p text:style-name="P7">In order to illustrate the point let's focus on <text:span text:style-name="Source_5f_Text">signups</text:span>.</text:p>
      <text:h text:style-name="Heading_20_2" text:outline-level="2">Un-normalized Signups Document Structure</text:h>
      <text:p text:style-name="First_20_paragraph">When we generate reports, let's say that Management will probably want, in addition to the event title and date, demographic information on users, and information on the event venue (i.e. hotel) for events scheduled for the year 2021.<text:span text:style-name="T3"> </text:span>One very simple way to give our intrepid DevOp all the tools he or she needs to generate Management reports would be to simply embed a <text:span text:style-name="T1">Hotel</text:span> object into each <text:span text:style-name="T1">Event</text:span>, and embed a <text:span text:style-name="T1">User </text:span>and an <text:span text:style-name="T1">Event </text:span>object into each <text:span text:style-name="T1">Signup</text:span> document.<text:line-break/><text:soft-page-break/>The structure would <text:span text:style-name="T3">be </text:span>extremely messy, but generating reports would be a cinch.<text:span text:style-name="T3"> </text:span>Here is how the structure might appear:</text:p>
      <text:p text:style-name="Preformatted_20_Text">MongoDB 4.2.0 jed@jumpstart[up:1628602 secs]</text:p>
      <text:p text:style-name="Preformatted_20_Text">1&gt;db.signups.findOne();</text:p>
      <text:p text:style-name="Preformatted_20_Text">{</text:p>
      <text:p text:style-name="Preformatted_20_Text"><text:s text:c="4"/>"_id" : ObjectId("5d9d3e3f21ecc82fb3833836"),</text:p>
      <text:p text:style-name="Preformatted_20_Text"><text:s text:c="4"/>"eventKey" : "CAT-RES-JP-644",</text:p>
      <text:p text:style-name="Preformatted_20_Text"><text:s text:c="4"/>"userKey" : "ALTOBEAN9560",</text:p>
      <text:p text:style-name="Preformatted_20_Text"><text:s text:c="4"/>"eventInfo" : {</text:p>
      <text:p text:style-name="Preformatted_20_Text"><text:s text:c="8"/>"eventKey" : "CAT-RES-JP-644",</text:p>
      <text:p text:style-name="Preformatted_20_Text"><text:s text:c="8"/>"propertyKey" : "DEST7420",</text:p>
      <text:p text:style-name="Preformatted_20_Text"><text:s text:c="8"/>"eventName" : "Cat Research Seminar",</text:p>
      <text:p text:style-name="Preformatted_20_Text"><text:s text:c="8"/>"eventDate" : "2020-06-10",</text:p>
      <text:p text:style-name="Preformatted_20_Text"><text:s text:c="8"/>"hotelInfo" : {</text:p>
      <text:p text:style-name="Preformatted_20_Text"><text:s text:c="12"/>"propertyKey" : "DEST7420",</text:p>
      <text:p text:style-name="Preformatted_20_Text"><text:s text:c="12"/>"hotelName" : "Destination Lodge",</text:p>
      <text:p text:style-name="Preformatted_20_Text"><text:s text:c="12"/>// etc.</text:p>
      <text:p text:style-name="Preformatted_20_Text"><text:s text:c="8"/>}</text:p>
      <text:p text:style-name="Preformatted_20_Text"><text:s text:c="4"/>},</text:p>
      <text:p text:style-name="Preformatted_20_Text"><text:s text:c="4"/>"userInfo" : {</text:p>
      <text:p text:style-name="Preformatted_20_Text"><text:s text:c="8"/>"userKey" : "ALTOBEAN9560",</text:p>
      <text:p text:style-name="Preformatted_20_Text"><text:s text:c="8"/>"name" : {</text:p>
      <text:p text:style-name="Preformatted_20_Text"><text:s text:c="12"/>"first" : "Alton",</text:p>
      <text:p text:style-name="Preformatted_20_Text"><text:s text:c="12"/>"last" : "Bean",</text:p>
      <text:p text:style-name="Preformatted_20_Text"><text:s text:c="8"/>},</text:p>
      <text:p text:style-name="Preformatted_20_Text"><text:s text:c="8"/>"address" : {</text:p>
      <text:p text:style-name="Preformatted_20_Text"><text:s text:c="12"/>"streetAddress" : "1235 Big Creek Ride",</text:p>
      <text:p text:style-name="Preformatted_20_Text"><text:s text:c="12"/>"city" : "Sigave",</text:p>
      <text:p text:style-name="Preformatted_20_Text"><text:s text:c="12"/>"country" : "WF",</text:p>
      <text:p text:style-name="Preformatted_20_Text"><text:s text:c="12"/>"postalCode" : "98620",</text:p>
      <text:p text:style-name="Preformatted_20_Text"><text:s text:c="8"/>},</text:p>
      <text:p text:style-name="Preformatted_20_Text"><text:s text:c="8"/>// etc.</text:p>
      <text:p text:style-name="Preformatted_20_Text"><text:s text:c="4"/>}</text:p>
      <text:p text:style-name="Preformatted_20_Text">}</text:p>
      <text:p text:style-name="Preformatted_20_Text"/>
      <text:p text:style-name="Preformatted_20_Text">MongoDB 4.2.0 jed@jumpstart[up:1628610 secs]</text:p>
      <text:p text:style-name="First_20_paragraph">OK, you get the idea! So to generate the requested report, all you need to do is to execute this query:</text:p>
      <text:p text:style-name="Preformatted_20_Text">filter = { "eventInfo.eventDate" : { "$regex" : "^2021" } }</text:p>
      <text:p text:style-name="Preformatted_20_Text">projection = {</text:p>
      <text:p text:style-name="Preformatted_20_Text"><text:s text:c="4"/>"_id" : 0,</text:p>
      <text:p text:style-name="Preformatted_20_Text"><text:s text:c="4"/>"eventInfo.eventName" : 1,</text:p>
      <text:p text:style-name="Preformatted_20_Text"><text:s text:c="4"/>"eventInfo.eventDate" : 1,</text:p>
      <text:p text:style-name="Preformatted_20_Text"><text:s text:c="4"/>"eventInfo.hotelInfo.hotelName" : 1,</text:p>
      <text:p text:style-name="Preformatted_20_Text"><text:s text:c="4"/>"eventInfo.hotelInfo.location.city" : 1,</text:p>
      <text:p text:style-name="Preformatted_20_Text"><text:s text:c="4"/>"eventInfo.hotelInfo.location.country" : 1,</text:p>
      <text:p text:style-name="Preformatted_20_Text"><text:s text:c="4"/>"userInfo.name.first" : 1,</text:p>
      <text:p text:style-name="Preformatted_20_Text"><text:s text:c="4"/>"userInfo.name.last" : 1</text:p>
      <text:p text:style-name="Preformatted_20_Text">}</text:p>
      <text:p text:style-name="Preformatted_20_Text">db.signups.find(filter,projection).sort({"eventInfo.eventDate":1});</text:p>
      <text:h text:style-name="Heading_20_2" text:outline-level="2"><text:soft-page-break/>Normalized Structure</text:h>
      <text:p text:style-name="First_20_paragraph">What if you <text:span text:style-name="T1">wanted</text:span> to "normalize" the structure? How would that appear?<text:span text:style-name="T3"> </text:span>Well ... we could pretty much strip out all fields except for the "foreign keys", and end up with something like this:</text:p>
      <text:p text:style-name="Preformatted_20_Text">MongoDB 4.2.0 jed@jumpstart[up:1629201 secs]</text:p>
      <text:p text:style-name="Preformatted_20_Text">16&gt;db.signup_ltd.findOne();</text:p>
      <text:p text:style-name="Preformatted_20_Text">{</text:p>
      <text:p text:style-name="Preformatted_20_Text"><text:s text:c="4"/>"_id" : ObjectId("5d9d3e3f21ecc82fb3833836"),</text:p>
      <text:p text:style-name="Preformatted_20_Text"><text:s text:c="4"/>"eventKey" : "CAT-RES-JP-644",</text:p>
      <text:p text:style-name="Preformatted_20_Text"><text:s text:c="4"/>"userKey" : "ALTOBEAN9560"</text:p>
      <text:p text:style-name="Preformatted_20_Text">}</text:p>
      <text:p text:style-name="First_20_paragraph">In order to generate the same report as above we would then need to do the equivalent of an SQL JOIN.<text:span text:style-name="T3"> </text:span>Impossible you say?<text:span text:style-name="T3"> </text:span>Now it's time to pull out our hidden gem: the <text:span text:style-name="T1">$lookup</text:span> aggregation pipeline stage operator.</text:p>
      <text:h text:style-name="Heading_20_2" text:outline-level="2">Performing an SQL JOIN Using $lookup</text:h>
      <text:p text:style-name="First_20_paragraph">As you will recall from our discussion above, each <text:span text:style-name="Source_5f_Text">events</text:span> document contains a reference to the hotel.<text:span text:style-name="T3"> </text:span>And, as you saw just above, the "normalized" collection structure represented by <text:span text:style-name="Source_5f_Text">signup_ltd</text:span> only has the user and event keys.<text:span text:style-name="T3"> </text:span>Let's put the whole thing together with a single query using <text:span text:style-name="T1">$lookup</text:span>.</text:p>
      <text:h text:style-name="Heading_20_3" text:outline-level="3">Join <text:span text:style-name="Source_5f_Text">signup_ltd</text:span> to <text:span text:style-name="Source_5f_Text">users</text:span></text:h>
      <text:p text:style-name="First_20_paragraph">The first step is to bring documents from <text:span text:style-name="Source_5f_Text">users</text:span> into the the pipe.<text:span text:style-name="T3"> </text:span>This can be accomplished as follows:</text:p>
      <text:p text:style-name="Preformatted_20_Text"><text:s text:c="4"/>{ $lookup :</text:p>
      <text:p text:style-name="Preformatted_20_Text"><text:s text:c="8"/>{</text:p>
      <text:p text:style-name="Preformatted_20_Text"><text:s text:c="12"/>"from" <text:s text:c="8"/>: "users",</text:p>
      <text:p text:style-name="Preformatted_20_Text"><text:s text:c="12"/>"localField" <text:s text:c="2"/>: "userKey",</text:p>
      <text:p text:style-name="Preformatted_20_Text"><text:s text:c="12"/>"foreignField" : "userKey",</text:p>
      <text:p text:style-name="Preformatted_20_Text"><text:s text:c="12"/>"as" <text:s text:c="10"/>: "userInfo"</text:p>
      <text:p text:style-name="Preformatted_20_Text"><text:s text:c="8"/>}</text:p>
      <text:p text:style-name="Preformatted_20_Text"><text:s text:c="4"/>},</text:p>
      <text:p text:style-name="First_20_paragraph">The <text:span text:style-name="Source_5f_Text">from</text:span> param points to the <text:span text:style-name="Source_5f_Text">users</text:span> collection.<text:span text:style-name="T3"> </text:span>The value for <text:span text:style-name="Source_5f_Text">localField</text:span> would be the foreign key in the <text:span text:style-name="Source_5f_Text">signup_ltd</text:span> collection.<text:span text:style-name="T3"> </text:span><text:span text:style-name="Source_5f_Text">foreignField</text:span> is the key in the <text:span text:style-name="Source_5f_Text">users</text:span> collection.<text:span text:style-name="T3"> </text:span>Finally, we use <text:span text:style-name="Source_5f_Text">as</text:span> to add a new field to the pipe, in this case <text:span text:style-name="Source_5f_Text">userInfo</text:span> representing an entire matching document.</text:p>
      <text:h text:style-name="Heading_20_3" text:outline-level="3">Join <text:span text:style-name="Source_5f_Text">signup_ltd</text:span> to <text:span text:style-name="Source_5f_Text">events</text:span></text:h>
      <text:p text:style-name="First_20_paragraph">Next we need to do something similar, but this time adding an new field <text:span text:style-name="Source_5f_Text">eventInfo</text:span> representing an entire matching document from the <text:span text:style-name="Source_5f_Text">events</text:span> table:</text:p>
      <text:p text:style-name="Preformatted_20_Text"><text:s text:c="4"/>{ $lookup :</text:p>
      <text:p text:style-name="Preformatted_20_Text"><text:s text:c="8"/>{</text:p>
      <text:p text:style-name="Preformatted_20_Text"><text:s text:c="12"/>"from" <text:s text:c="8"/>: "event_ltd",</text:p>
      <text:p text:style-name="Preformatted_20_Text"><text:s text:c="12"/>"localField" <text:s text:c="2"/>: "eventKey",</text:p>
      <text:p text:style-name="Preformatted_20_Text"><text:s text:c="12"/>"foreignField" : "eventKey",</text:p>
      <text:p text:style-name="Preformatted_20_Text"><text:s text:c="12"/>"as" <text:s text:c="10"/>: "eventInfo"</text:p>
      <text:p text:style-name="Preformatted_20_Text"><text:s text:c="8"/>}</text:p>
      <text:p text:style-name="Preformatted_20_Text"><text:soft-page-break/><text:s text:c="4"/>},</text:p>
      <text:h text:style-name="Heading_20_3" text:outline-level="3">Filter Dates</text:h>
      <text:p text:style-name="First_20_paragraph">Now that <text:span text:style-name="Source_5f_Text">eventInfo</text:span> is in the pipe, it's a simple matter to add a <text:span text:style-name="Source_5f_Text">$match</text:span> pipeline stage to filter documents matching the target year:</text:p>
      <text:p text:style-name="Preformatted_20_Text"><text:s text:c="4"/>{ $match:</text:p>
      <text:p text:style-name="Preformatted_20_Text"><text:s text:c="8"/>{ "eventInfo.eventDate" : { "$regex" : "^2021" } }</text:p>
      <text:p text:style-name="Preformatted_20_Text"><text:s text:c="4"/>},</text:p>
      <text:h text:style-name="Heading_20_3" text:outline-level="3">Join Hotel Information</text:h>
      <text:p text:style-name="First_20_paragraph">Technically it's not necessary to join with the <text:span text:style-name="Source_5f_Text">hotels</text:span> collection, unless we have already "normalized" the <text:span text:style-name="Source_5f_Text">events</text:span> collection.<text:span text:style-name="T3"> </text:span>You might have noticed that this is the case as the <text:span text:style-name="Source_5f_Text">event_ltd</text:span> collection is referenced, which has been normalized.<text:span text:style-name="T3"> </text:span>Accordingly, to add hotel information, we add another lookup:</text:p>
      <text:p text:style-name="Preformatted_20_Text"><text:s text:c="4"/>{ $lookup :</text:p>
      <text:p text:style-name="Preformatted_20_Text"><text:s text:c="8"/>{</text:p>
      <text:p text:style-name="Preformatted_20_Text"><text:s text:c="12"/>"from" <text:s text:c="8"/>: "hotels",</text:p>
      <text:p text:style-name="Preformatted_20_Text"><text:s text:c="12"/>"localField" <text:s text:c="2"/>: "eventInfo.propertyKey",</text:p>
      <text:p text:style-name="Preformatted_20_Text"><text:s text:c="12"/>"foreignField" : "propertyKey",</text:p>
      <text:p text:style-name="Preformatted_20_Text"><text:s text:c="12"/>"as" <text:s text:c="10"/>: "hotelInfo"</text:p>
      <text:p text:style-name="Preformatted_20_Text"><text:s text:c="8"/>}</text:p>
      <text:p text:style-name="Preformatted_20_Text"><text:s text:c="4"/>},</text:p>
      <text:h text:style-name="Heading_20_3" text:outline-level="3">Whole Query</text:h>
      <text:p text:style-name="First_20_paragraph">To complete the query, we add a <text:span text:style-name="Source_5f_Text">$projection</text:span> stage that produces the fields required by Management.<text:span text:style-name="T3"> </text:span>Here is how the whole query might appear:</text:p>
      <text:p text:style-name="Preformatted_20_Text">db.signup_ltd.aggregate([</text:p>
      <text:p text:style-name="Preformatted_20_Text"><text:s text:c="4"/>{ $lookup :</text:p>
      <text:p text:style-name="Preformatted_20_Text"><text:s text:c="8"/>{</text:p>
      <text:p text:style-name="Preformatted_20_Text"><text:s text:c="12"/>"from" <text:s text:c="8"/>: "users",</text:p>
      <text:p text:style-name="Preformatted_20_Text"><text:s text:c="12"/>"localField" <text:s text:c="2"/>: "userKey",</text:p>
      <text:p text:style-name="Preformatted_20_Text"><text:s text:c="12"/>"foreignField" : "userKey",</text:p>
      <text:p text:style-name="Preformatted_20_Text"><text:s text:c="12"/>"as" <text:s text:c="10"/>: "userInfo"</text:p>
      <text:p text:style-name="Preformatted_20_Text"><text:s text:c="8"/>}</text:p>
      <text:p text:style-name="Preformatted_20_Text"><text:s text:c="4"/>},</text:p>
      <text:p text:style-name="Preformatted_20_Text"><text:s text:c="4"/>{ $lookup :</text:p>
      <text:p text:style-name="Preformatted_20_Text"><text:s text:c="8"/>{</text:p>
      <text:p text:style-name="Preformatted_20_Text"><text:s text:c="12"/>"from" <text:s text:c="8"/>: "event_ltd",</text:p>
      <text:p text:style-name="Preformatted_20_Text"><text:s text:c="12"/>"localField" <text:s text:c="2"/>: "eventKey",</text:p>
      <text:p text:style-name="Preformatted_20_Text"><text:s text:c="12"/>"foreignField" : "eventKey",</text:p>
      <text:p text:style-name="Preformatted_20_Text"><text:s text:c="12"/>"as" <text:s text:c="10"/>: "eventInfo"</text:p>
      <text:p text:style-name="Preformatted_20_Text"><text:s text:c="8"/>}</text:p>
      <text:p text:style-name="Preformatted_20_Text"><text:s text:c="4"/>},</text:p>
      <text:p text:style-name="Preformatted_20_Text"><text:s text:c="4"/>{ $match:</text:p>
      <text:p text:style-name="Preformatted_20_Text"><text:s text:c="8"/>{ "eventInfo.eventDate" : { "$regex" : "^2021" } }</text:p>
      <text:p text:style-name="Preformatted_20_Text"><text:s text:c="4"/>},</text:p>
      <text:p text:style-name="Preformatted_20_Text"><text:s text:c="4"/>{ $lookup :</text:p>
      <text:p text:style-name="Preformatted_20_Text"><text:s text:c="8"/>{</text:p>
      <text:p text:style-name="Preformatted_20_Text"><text:s text:c="12"/>"from" <text:s text:c="8"/>: "hotels",</text:p>
      <text:p text:style-name="Preformatted_20_Text"><text:soft-page-break/><text:s text:c="12"/>"localField" <text:s text:c="2"/>: "eventInfo.propertyKey",</text:p>
      <text:p text:style-name="Preformatted_20_Text"><text:s text:c="12"/>"foreignField" : "propertyKey",</text:p>
      <text:p text:style-name="Preformatted_20_Text"><text:s text:c="12"/>"as" <text:s text:c="10"/>: "hotelInfo"</text:p>
      <text:p text:style-name="Preformatted_20_Text"><text:s text:c="8"/>}</text:p>
      <text:p text:style-name="Preformatted_20_Text"><text:s text:c="4"/>},</text:p>
      <text:p text:style-name="Preformatted_20_Text"><text:s text:c="4"/>{ $project :</text:p>
      <text:p text:style-name="Preformatted_20_Text"><text:s text:c="8"/>{</text:p>
      <text:p text:style-name="Preformatted_20_Text"><text:s text:c="12"/>"_id" : 0,</text:p>
      <text:p text:style-name="Preformatted_20_Text"><text:s text:c="12"/>"eventInfo.eventName" : 1,</text:p>
      <text:p text:style-name="Preformatted_20_Text"><text:s text:c="12"/>"eventInfo.eventDate" : 1,</text:p>
      <text:p text:style-name="Preformatted_20_Text"><text:s text:c="12"/>"hotelInfo.hotelName" : 1,</text:p>
      <text:p text:style-name="Preformatted_20_Text"><text:s text:c="12"/>"hotelInfo.location.city" : 1,</text:p>
      <text:p text:style-name="Preformatted_20_Text"><text:s text:c="12"/>"hotelInfo.location.country" : 1,</text:p>
      <text:p text:style-name="Preformatted_20_Text"><text:s text:c="12"/>"userInfo.name.first" : 1,</text:p>
      <text:p text:style-name="Preformatted_20_Text"><text:s text:c="12"/>"userInfo.name.last" : 1</text:p>
      <text:p text:style-name="Preformatted_20_Text"><text:s text:c="8"/>}</text:p>
      <text:p text:style-name="Preformatted_20_Text"><text:s text:c="4"/>}</text:p>
      <text:p text:style-name="Preformatted_20_Text">]);</text:p>
      <text:p text:style-name="Preformatted_20_Text"/>
      <text:h text:style-name="Heading_20_3" text:outline-level="3">And That's All She Wrote</text:h>
      <text:p text:style-name="Text_20_body">And that wraps up the discussion. As you (hopefully) learned, MongoDB <text:span text:style-name="Emphasis">does</text:span> support "normalized" database document design. Here are a couple of key points to take away from this article:</text:p>
      <text:list xml:id="list3583590827" text:style-name="L3">
        <text:list-item>
          <text:p text:style-name="P8">It <text:span text:style-name="Emphasis">is</text:span> possible to do the equivalent of an SQL JOIN in MongoDB use the <text:span text:style-name="Emphasis">$lookup</text:span> aggregation pipeline operator.</text:p>
        </text:list-item>
        <text:list-item>
          <text:p text:style-name="P2">Nothing substitutes for a solid, well-thought-out database document structure design.</text:p>
        </text:list-item>
      </text:list>
      <text:p text:style-name="Text_20_body">Thanks for reading.</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11-02T11:56:06.028661959</dc:date>
    <meta:editing-duration>PT1M21S</meta:editing-duration>
    <meta:editing-cycles>1</meta:editing-cycles>
    <meta:document-statistic meta:table-count="0" meta:image-count="0" meta:object-count="0" meta:page-count="6" meta:paragraph-count="177" meta:word-count="1601" meta:character-count="10589" meta:non-whitespace-character-count="8171"/>
    <meta:generator>LibreOffice/6.0.7.3$Linux_X86_64 LibreOffice_project/00m0$Build-3</meta:generator>
  </office:meta>
</office:document-meta>
</file>